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Consolas" fo:font-size="9pt" fo:letter-spacing="normal" fo:font-style="normal" style:text-underline-style="none" fo:font-weight="normal" fo:background-color="#eeeeee"/>
    </style:style>
    <style:style style:name="T12" style:family="text">
      <style:text-properties fo:font-variant="normal" fo:text-transform="none" fo:color="#000000" style:font-name="Consolas" fo:font-size="9pt" fo:letter-spacing="normal" fo:font-style="normal" style:text-underline-style="none" fo:font-weight="normal" fo:background-color="#eeeeee" style:font-weight-asian="normal" style:font-weight-complex="normal"/>
    </style:style>
    <style:style style:name="T13" style:family="text">
      <style:text-properties style:font-weight-asian="normal"/>
    </style:style>
    <style:style style:name="T14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</text:p>
      <text:p text:style-name="P1"/>
      <text:list xml:id="list40728298" text:style-name="L1">
        <text:list-item>
          <text:p text:style-name="P2">position – ak mame poziciu <text:span text:style-name="T1">absolute </text:span>(t.j. zavislu voci najblizsiemu <text:span text:style-name="T3">poziciovanemu</text:span><text:span text:style-name="T5"> nadradenemu elementu [poziciovany je taky, ktory ma nastavenu position v css inu ako static (defaultnu), teda bud relative, absolute alebo fixed, alebo ma nastaveny atribut float!], a ak takyto neexistuje, tak voci samotnemu html elementu</text:span>), tak polohu daneho elementu od dotycneho nadriadeneho elementu (t.j. Html alebo ten poziciovany) nastavujeme zo <text:span text:style-name="T7">vsetkych</text:span><text:span text:style-name="T8"> stran, t.j. Top, bottom, right aj left, tieto cisla nastavuju, ako daleko bude kazdy okraj nasho elementu od okkrajov nadradeneho elementu. To je teda rozdiel oproti position relative, kde staci nastavit left a top, resp. Left: 20em je to iste ako right: -20em a ak mame nastavene oba v rozpore, tak sa pouzije iba jeden. Zaroven z-index netreba nastavovat, lebo sa automaticky tento element zobrazi pred nadradenym elementom. Zaroven si treba uvedomit, ze elemento s poziciou absolute je vynaty zo stromu poziciovani, a teda dalsie elementy sa nim nebudu riadit, tzn. Budu umiestnene tak, ako keby tento element neexistoval. Blizsie vid </text:span><text:a xlink:type="simple" xlink:href="http://dev.opera.com/articles/view/37-css-absolute-and-fixed-positioning/"><text:span text:style-name="T7">http://dev.opera.com/articles/view/37-css-absolute-and-fixed-positioning/</text:span></text:a><text:span text:style-name="T8"> Pozicia </text:span><text:span text:style-name="T9">fixed</text:span><text:span text:style-name="T8"> sa od absolute lisi tym, ze tato je zavisla od </text:span><text:span text:style-name="T4">document</text:span><text:span text:style-name="T6">, teda najvyssieho elementu a teda pozicia zostane rovnaka dokonca aj pri zmene velkosti okna, jeho scrollovani a pod. </text:span></text:p>
        </text:list-item>
        <text:list-item>
          <text:p text:style-name="P3"><text:span text:style-name="T10">Ked mame linku (&lt;a href=""&gt;) a chceme ju ovladat cez jquery (</text:span><text:span text:style-name="Source_20_Text"><text:span text:style-name="T11">$("a").click(function(event) {})), </text:span></text:span><text:span text:style-name="T10">tak potrebujeme do tela tej funkcie zadat </text:span><text:span text:style-name="Source_20_Text"><text:span text:style-name="T12">event.preventDefault();</text:span></text:span><text:span text:style-name="T10">, lebo inak by sa vykonalo jquery, ale hned zaroven za tym by sa este vykonala aj ta linka, co by v tomto pripade znamenalo linku na najvyssiu uroven dokumentu, teda vlastne F5. Samozrejme to nemusime robit cez linku, ale napr. Cez span a pod. Akurat iba zmenime kurzor mysi, aby to simulovalo linku a nastavime styly.</text:span></text:p>
        </text:list-item>
        <text:list-item>
          <text:p text:style-name="P3"><text:span text:style-name="T10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0M19S</meta:editing-duration>
    <meta:editing-cycles>11</meta:editing-cycles>
    <meta:generator>OpenOffice.org/3.2$Win32 OpenOffice.org_project/320m19$Build-9505</meta:generator>
    <dc:date>2014-04-14T21:40:35.07</dc:date>
    <meta:document-statistic meta:table-count="0" meta:image-count="0" meta:object-count="0" meta:page-count="1" meta:paragraph-count="4" meta:word-count="276" meta:character-count="1832"/>
    <meta:user-defined meta:name="Info 1"/>
    <meta:user-defined meta:name="Info 2"/>
    <meta:user-defined meta:name="Info 3"/>
    <meta:user-defined meta:name="Info 4"/>
  </office:meta>
</office:document-meta>
</file>